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2">
      <loext:graphic-properties draw:fill="solid" draw:fill-color="#ffffff"/>
      <style:paragraph-properties fo:margin-top="0.529cm" fo:margin-bottom="0.529cm" loext:contextual-spacing="false" fo:line-height="115%" fo:background-color="#ffffff"/>
      <style:text-properties style:font-name="DejaVu Sans"/>
    </style:style>
    <style:style style:name="P2" style:family="paragraph" style:parent-style-name="Heading_20_2">
      <loext:graphic-properties draw:fill="solid" draw:fill-color="#ffffff"/>
      <style:paragraph-properties fo:margin-top="0.529cm" fo:margin-bottom="0.529cm" loext:contextual-spacing="false" fo:line-height="115%" fo:background-color="#ffffff"/>
      <style:text-properties style:font-name="DejaVu Sans"/>
    </style:style>
    <style:style style:name="P3" style:family="paragraph" style:parent-style-name="Standard">
      <style:paragraph-properties fo:line-height="115%" fo:text-align="center" style:justify-single-word="false"/>
      <style:text-properties style:font-name="DejaVu Sans" fo:font-size="12pt" fo:font-weight="bold" officeooo:paragraph-rsid="000ebca8" style:font-size-asian="12pt" style:font-weight-asian="bold" style:font-size-complex="12pt" style:font-weight-complex="bold"/>
    </style:style>
    <style:style style:name="P4" style:family="paragraph" style:parent-style-name="Standard">
      <style:paragraph-properties fo:line-height="115%"/>
      <style:text-properties style:font-name="DejaVu Sans" fo:font-size="12pt" style:font-size-asian="12pt" style:font-name-complex="Times New Roman1" style:font-size-complex="12pt"/>
    </style:style>
    <style:style style:name="P5" style:family="paragraph" style:parent-style-name="Standard">
      <style:paragraph-properties fo:line-height="115%"/>
      <style:text-properties style:font-name="DejaVu Sans" fo:font-size="12pt" fo:language="en" fo:country="US" style:font-size-asian="12pt" style:font-name-complex="Times New Roman1" style:font-size-complex="12pt"/>
    </style:style>
    <style:style style:name="P6" style:family="paragraph" style:parent-style-name="Standard">
      <style:paragraph-properties fo:line-height="115%"/>
      <style:text-properties style:font-name="DejaVu Sans"/>
    </style:style>
    <style:style style:name="P7" style:family="paragraph" style:parent-style-name="Standard">
      <style:paragraph-properties fo:line-height="115%" fo:text-align="start" style:justify-single-word="false"/>
      <style:text-properties style:font-name="DejaVu Sans"/>
    </style:style>
    <style:style style:name="P8" style:family="paragraph" style:parent-style-name="Standard">
      <style:paragraph-properties fo:margin-left="1.249cm" fo:margin-right="0cm" fo:line-height="115%" fo:text-indent="1.249cm" style:auto-text-indent="false"/>
      <style:text-properties style:font-name="DejaVu Sans"/>
    </style:style>
    <style:style style:name="P9" style:family="paragraph" style:parent-style-name="Standard">
      <style:paragraph-properties fo:margin-top="0cm" fo:margin-bottom="0cm" loext:contextual-spacing="false" fo:line-height="115%"/>
      <style:text-properties style:font-name="DejaVu Sans" fo:font-size="12pt" fo:language="en" fo:country="US" style:font-name-asian="Times New Roman1" style:font-size-asian="12pt" style:language-asian="ru" style:country-asian="RU" style:font-name-complex="Times New Roman1" style:font-size-complex="10pt"/>
    </style:style>
    <style:style style:name="P10" style:family="paragraph" style:parent-style-name="Standard">
      <style:paragraph-properties fo:margin-top="0cm" fo:margin-bottom="0cm" loext:contextual-spacing="false" fo:line-height="115%"/>
      <style:text-properties style:font-name="DejaVu Sans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fo:color="#158466" style:font-name="DejaVu Sans" fo:font-size="9pt" style:font-size-asian="9pt" style:font-size-complex="9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15%" fo:text-indent="1.249cm" style:auto-text-indent="false"/>
      <style:text-properties style:font-name="DejaVu Sans"/>
    </style:style>
    <style:style style:name="P13" style:family="paragraph" style:parent-style-name="Standard">
      <style:paragraph-properties fo:margin-left="0cm" fo:margin-right="0cm" fo:line-height="115%" fo:text-indent="1.249cm" style:auto-text-indent="false"/>
      <style:text-properties style:font-name="DejaVu Sans"/>
    </style:style>
    <style:style style:name="P14" style:family="paragraph" style:parent-style-name="Standard" style:list-style-name="">
      <loext:graphic-properties draw:fill="solid" draw:fill-color="#ffffff"/>
      <style:paragraph-properties fo:margin-top="0.529cm" fo:margin-bottom="0.529cm" loext:contextual-spacing="false" fo:line-height="115%" fo:background-color="#ffffff"/>
      <style:text-properties style:font-name="DejaVu Sans"/>
    </style:style>
    <style:style style:name="P15" style:family="paragraph" style:parent-style-name="Standard" style:master-page-name="Standard">
      <style:paragraph-properties fo:margin-left="0cm" fo:margin-right="0cm" fo:line-height="115%" fo:orphans="2" fo:widows="2" fo:text-indent="0cm" style:auto-text-indent="false" style:page-number="auto"/>
      <style:text-properties officeooo:paragraph-rsid="000ebca8"/>
    </style:style>
    <style:style style:name="P16" style:family="paragraph" style:parent-style-name="Standard">
      <style:paragraph-properties fo:margin-left="0cm" fo:margin-right="0cm" fo:line-height="115%" fo:orphans="2" fo:widows="2" fo:text-indent="0cm" style:auto-text-indent="false">
        <style:tab-stops>
          <style:tab-stop style:position="5.345cm"/>
        </style:tab-stops>
      </style:paragraph-properties>
      <style:text-properties fo:font-variant="normal" fo:text-transform="none" fo:color="#000000" style:font-name="DejaVu Sans" fo:font-size="12pt" fo:letter-spacing="normal" fo:font-style="normal" fo:font-weight="normal" officeooo:paragraph-rsid="000ebca8" style:font-size-asian="12pt" style:font-size-complex="12pt"/>
    </style:style>
    <style:style style:name="T1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style:font-size-asian="12pt" style:font-name-complex="Times New Roman1" style:font-size-complex="12pt"/>
    </style:style>
    <style:style style:name="T3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4" style:family="text">
      <style:text-properties style:font-name="Times New Roman" fo:font-size="12pt" fo:language="en" fo:country="US" style:font-name-asian="Times New Roman1" style:font-size-asian="12pt" style:language-asian="ru" style:country-asian="RU" style:font-name-complex="Times New Roman1" style:font-size-complex="10pt"/>
    </style:style>
    <style:style style:name="T5" style:family="text">
      <style:text-properties style:font-name="Times New Roman" fo:font-size="12pt" style:font-name-asian="Times New Roman1" style:font-size-asian="12pt" style:language-asian="ru" style:country-asian="RU" style:font-name-complex="Times New Roman1" style:font-size-complex="10pt"/>
    </style:style>
    <style:style style:name="T6" style:family="text">
      <style:text-properties fo:color="#000000"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8pt" style:font-weight-complex="bold"/>
    </style:style>
    <style:style style:name="T7" style:family="text">
      <style:text-properties fo:color="#000000" fo:font-size="12pt" style:font-size-asian="12pt"/>
    </style:style>
    <style:style style:name="T8" style:family="text">
      <style:text-properties fo:color="#000000" fo:font-size="12pt" fo:font-weight="normal" style:font-size-asian="12pt" style:font-weight-asian="normal"/>
    </style:style>
    <style:style style:name="T9" style:family="text">
      <style:text-properties fo:color="#000000" fo:font-size="12pt" fo:language="en" fo:country="US" fo:font-weight="normal" style:font-size-asian="12pt" style:font-weight-asian="normal"/>
    </style:style>
    <style:style style:name="T10" style:family="text">
      <style:text-properties fo:color="#000000" fo:font-size="12pt" fo:font-weight="bold" style:font-name-asian="Times New Roman1" style:font-size-asian="12pt" style:language-asian="ru" style:country-asian="RU" style:font-weight-asian="bold" style:font-name-complex="Times New Roman1" style:font-size-complex="18pt" style:font-weight-complex="bold"/>
    </style:style>
    <style:style style:name="T11" style:family="text">
      <style:text-properties fo:font-variant="normal" fo:text-transform="none" fo:color="#24292e" style:font-name="DejaVu Sans" fo:font-size="18pt" fo:letter-spacing="normal" fo:font-style="normal" fo:font-weight="bold" officeooo:rsid="000efd3d" style:font-size-asian="18pt" style:font-weight-asian="bold" style:font-size-complex="18pt" style:font-weight-complex="bold"/>
    </style:style>
    <style:style style:name="T12" style:family="text">
      <style:text-properties fo:font-variant="normal" fo:text-transform="none" fo:color="#24292e" style:font-name="DejaVu Sans" fo:font-size="18pt" fo:letter-spacing="normal" fo:font-style="normal" fo:font-weight="bold" officeooo:rsid="001ff70c" style:font-size-asian="18pt" style:font-weight-asian="bold" style:font-size-complex="18pt" style:font-weight-complex="bold"/>
    </style:style>
    <style:style style:name="T13" style:family="text">
      <style:text-properties fo:font-variant="normal" fo:text-transform="none" fo:color="#24292e" fo:font-size="18pt" fo:letter-spacing="normal" fo:font-style="normal" fo:font-weight="bold" officeooo:rsid="000efd3d" style:font-size-asian="18pt" style:font-weight-asian="bold" style:font-size-complex="18pt" style:font-weight-complex="bold"/>
    </style:style>
    <style:style style:name="T14" style:family="text">
      <style:text-properties fo:font-variant="normal" fo:text-transform="none" fo:color="#24292e" fo:font-size="18pt" fo:letter-spacing="normal" fo:font-style="normal" fo:font-weight="bold" officeooo:rsid="001ff70c" style:font-size-asian="18pt" style:font-weight-asian="bold" style:font-size-complex="18pt" style:font-weight-complex="bold"/>
    </style:style>
    <style:style style:name="T15" style:family="text">
      <style:text-properties fo:font-variant="normal" fo:text-transform="none" fo:color="#24292e" style:font-name="DejaVu Sans" fo:font-size="18pt" fo:letter-spacing="normal" fo:font-style="normal" fo:font-weight="bold" officeooo:rsid="000ebca8" style:font-size-asian="18pt" style:font-weight-asian="bold" style:font-size-complex="18pt" style:font-weight-complex="bold"/>
    </style:style>
    <style:style style:name="T16" style:family="text">
      <style:text-properties fo:font-variant="normal" fo:text-transform="none" fo:color="#24292e" style:font-name="DejaVu Sans" fo:font-size="18pt" fo:letter-spacing="normal" fo:font-style="normal" fo:font-weight="bold" officeooo:rsid="001ff70c" style:font-size-asian="18pt" style:font-weight-asian="bold" style:font-size-complex="18pt" style:font-weight-complex="bold"/>
    </style:style>
    <style:style style:name="T17" style:family="text">
      <style:text-properties fo:font-variant="normal" fo:text-transform="none" fo:color="#24292e" style:font-name="DejaVu Sans" fo:font-size="18pt" fo:letter-spacing="normal" fo:font-style="normal" fo:font-weight="bold" officeooo:rsid="000efd3d" style:font-size-asian="18pt" style:font-weight-asian="bold" style:font-size-complex="18pt" style:font-weight-complex="bold"/>
    </style:style>
    <style:style style:name="T18" style:family="text">
      <style:text-properties officeooo:rsid="001ff70c" style:font-weight-asian="bold" style:font-weight-complex="bold"/>
    </style:style>
    <style:style style:name="T19" style:family="text">
      <style:text-properties fo:font-size="12pt" fo:font-weight="bold" style:font-size-asian="12pt" style:font-weight-asian="bold" style:font-name-complex="Times New Roman1" style:font-size-complex="12pt"/>
    </style:style>
    <style:style style:name="T20" style:family="text">
      <style:text-properties fo:font-size="12pt" style:font-size-asian="12pt" style:font-name-complex="Times New Roman1" style:font-size-complex="12pt"/>
    </style:style>
    <style:style style:name="T21" style:family="text">
      <style:text-properties fo:font-size="12pt" fo:language="en" fo:country="US" style:font-size-asian="12pt" style:font-name-complex="Times New Roman1" style:font-size-complex="12pt"/>
    </style:style>
    <style:style style:name="T22" style:family="text">
      <style:text-properties fo:font-size="12pt" fo:language="en" fo:country="US" style:font-name-asian="Times New Roman1" style:font-size-asian="12pt" style:language-asian="ru" style:country-asian="RU" style:font-name-complex="Times New Roman1" style:font-size-complex="10pt"/>
    </style:style>
    <style:style style:name="T23" style:family="text">
      <style:text-properties fo:font-size="12pt" style:font-name-asian="Times New Roman1" style:font-size-asian="12pt" style:language-asian="ru" style:country-asian="RU" style:font-name-complex="Times New Roman1" style:font-size-complex="10pt"/>
    </style:style>
    <style:style style:name="T24" style:family="text">
      <style:text-properties officeooo:rsid="000ebca8"/>
    </style:style>
    <style:style style:name="T25" style:family="text">
      <style:text-properties fo:color="#24292e" style:font-name="SFMono-Regular" fo:font-size="9pt" officeooo:rsid="001ff70c" style:font-weight-asian="bold" style:font-weight-complex="bold"/>
    </style:style>
    <style:style style:name="T26" style:family="text">
      <style:text-properties fo:color="#24292e" style:font-name="SFMono-Regular" officeooo:rsid="001ff70c" style:font-weight-asian="bold" style:font-weight-complex="bold"/>
    </style:style>
    <style:style style:name="T27" style:family="text">
      <style:text-properties fo:color="#24292e" officeooo:rsid="001ff70c" style:font-weight-asian="bold" style:font-weight-complex="bold"/>
    </style:style>
    <style:style style:name="T28" style:family="text">
      <style:text-properties officeooo:rsid="001ff70c" style:font-size-asian="12pt" style:font-weight-asian="bold" style:font-size-complex="12pt" style:font-weight-complex="bold"/>
    </style:style>
    <style:style style:name="T29" style:family="text">
      <style:text-properties fo:language="en" fo:country="US" style:font-name-asian="Times New Roman1" style:language-asian="ru" style:country-asian="RU" style:font-name-complex="Times New Roman1"/>
    </style:style>
    <style:style style:name="T30" style:family="text">
      <style:text-properties style:font-name-asian="Times New Roman1" style:language-asian="ru" style:country-asian="RU" style:font-name-complex="Times New Roman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11">В</text:span><text:span text:style-name="T15">осьмой</text:span><text:span text:style-name="T12">(</text:span><text:span text:style-name="T15">8)</text:span><text:span text:style-name="T12"> Вопросы</text:span></text:p>
      <text:p text:style-name="P16"><text:span text:style-name="T18">1) Язык </text:span><text:span text:style-name="T27">C++. Многомерные массивы</text:span></text:p>
      <text:p text:style-name="P3"><text:span text:style-name="T19"/></text:p>
      <text:p text:style-name="P7"><text:span text:style-name="T19">Многомерные массивы</text:span></text:p>
      <text:p text:style-name="P6"><text:span text:style-name="T20">Массив массивов называется многомерным массивом:</text:span></text:p>
      <text:p text:style-name="P6"><text:span text:style-name="T20">int array[2][4]; // 2-элементный массив из 4-элементных массивов</text:span></text:p>
      <text:p text:style-name="P6"><text:span text:style-name="T20">int array[2][4]; // 2-элементный массив из 4-элементных массивов</text:span></text:p>
      <text:p text:style-name="P6"><text:span text:style-name="T20">Поскольку у нас есть 2 индекса, то это двумерный массив.</text:span></text:p>
      <text:p text:style-name="P6"><text:span text:style-name="T20">В двумерном массиве первый (левый) индекс принято читать как количество строк, а второй (правый) как количество столбцов. Массив выше можно представить следующим образом:</text:span></text:p>
      <text:p text:style-name="P8"><text:span text:style-name="T20">[0][0] <text:s/>[0][1] <text:s/>[0][2] <text:s/>[0][3] <text:s/></text:span></text:p>
      <text:p text:style-name="P8"><text:span text:style-name="T20">[1][0] <text:s/>[1][1] <text:s/>[1][2] <text:s/>[1][3] <text:s/></text:span></text:p>
      <text:p text:style-name="P4"/>
      <text:p text:style-name="P6"><text:span text:style-name="T21">const unsigned int DIM1 = 3;</text:span></text:p>
      <text:p text:style-name="P6"><text:span text:style-name="T21">const unsigned int DIM2 = 5;</text:span></text:p>
      <text:p text:style-name="P6"><text:span text:style-name="T21">int ary[DIM1][DIM2];</text:span></text:p>
      <text:p text:style-name="P5"/>
      <text:p text:style-name="P6"><text:span text:style-name="T21">const unsigned int DIM1 = 3;</text:span></text:p>
      <text:p text:style-name="P6"><text:span text:style-name="T21">const unsigned int DIM2 = 5;</text:span></text:p>
      <text:p text:style-name="P5"/>
      <text:p text:style-name="P6"><text:span text:style-name="T21">int ary[DIM1][DIM2] = {</text:span></text:p>
      <text:p text:style-name="P6"><text:span text:style-name="T21"><text:s text:c="4"/>{ 1, 2, 3, 4, 5 },</text:span></text:p>
      <text:p text:style-name="P6"><text:span text:style-name="T21"><text:s text:c="4"/>{ 2, 4, 6, 8, 10 },</text:span></text:p>
      <text:p text:style-name="P6"><text:span text:style-name="T21"><text:s text:c="4"/>{ 3, 6, 9, 12, 15 }</text:span></text:p>
      <text:p text:style-name="P6"><text:span text:style-name="T21">};</text:span></text:p>
      <text:p text:style-name="P5"/>
      <text:p text:style-name="P10"><text:span text:style-name="T22">int array[3][5] =</text:span></text:p>
      <text:p text:style-name="P10"><text:span text:style-name="T23">{</text:span></text:p>
      <text:p text:style-name="P12"><text:span text:style-name="T23">{ 1, 2, 3, 4, 5 }, // строка №0</text:span></text:p>
      <text:p text:style-name="P12"><text:span text:style-name="T23">{ 6, 7, 8, 9, 10 }, // строка №1</text:span></text:p>
      <text:p text:style-name="P12"><text:span text:style-name="T23">{ 11, 12, 13, 14, 15 } // строка №2</text:span></text:p>
      <text:p text:style-name="P10"><text:soft-page-break/><text:span text:style-name="T23">};</text:span></text:p>
      <text:p text:style-name="P4"/>
      <text:p text:style-name="P4"/>
      <text:p text:style-name="P4"/>
      <text:p text:style-name="P4"/>
      <text:h text:style-name="P14" text:outline-level="2"><text:span text:style-name="T10">Доступ к элементам в двумерном массиве</text:span></text:h>
      <text:p text:style-name="P6"><text:span text:style-name="T21">for (int row = 0; row &lt; numRows; ++row) // доступ по строкам</text:span></text:p>
      <text:p text:style-name="P13"><text:span text:style-name="T21">for</text:span><text:span text:style-name="T20"> (</text:span><text:span text:style-name="T21">int</text:span><text:span text:style-name="T20"> </text:span><text:span text:style-name="T21">col</text:span><text:span text:style-name="T20"> = 0; </text:span><text:span text:style-name="T21">col</text:span><text:span text:style-name="T20"> &lt; </text:span><text:span text:style-name="T21">numCols</text:span><text:span text:style-name="T20">; ++</text:span><text:span text:style-name="T21">col</text:span><text:span text:style-name="T20">) // доступ к каждому элементу в строке</text:span></text:p>
      <text:p text:style-name="P6"><text:span text:style-name="T20"><text:s text:c="8"/><text:tab/><text:tab/></text:span><text:span text:style-name="T21">std::cout &lt;&lt; array[row][col];</text:span></text:p>
      <text:p text:style-name="P5"/>
      <text:h text:style-name="P1" text:outline-level="2"><text:span text:style-name="T7">Пример двумерного массива</text:span></text:h>
      <text:p text:style-name="P10"><text:span text:style-name="T22">#include &lt;iostream&gt;</text:span></text:p>
      <text:p text:style-name="P10"><text:span text:style-name="T22"><text:s/></text:span></text:p>
      <text:p text:style-name="P10"><text:span text:style-name="T22">int main()</text:span></text:p>
      <text:p text:style-name="P10"><text:span text:style-name="T22">{</text:span></text:p>
      <text:p text:style-name="P11"><text:span text:style-name="T29">// </text:span><text:span text:style-name="T30">Объявляем</text:span><text:span text:style-name="T29"> </text:span><text:span text:style-name="T30">массив</text:span><text:span text:style-name="T29"> 10x10 </text:span></text:p>
      <text:p text:style-name="P10"><text:span text:style-name="T22">const int numRows = 10;</text:span></text:p>
      <text:p text:style-name="P10"><text:span text:style-name="T22">const int numCols = 10;</text:span></text:p>
      <text:p text:style-name="P10"><text:span text:style-name="T22">int product[numRows][numCols] = { 0 };</text:span></text:p>
      <text:p text:style-name="P10"><text:span text:style-name="T22"><text:s/></text:span></text:p>
      <text:p text:style-name="P11"><text:span text:style-name="T29">// </text:span><text:span text:style-name="T30">Создаём</text:span><text:span text:style-name="T29"> </text:span><text:span text:style-name="T30">таблицу</text:span><text:span text:style-name="T29"> </text:span><text:span text:style-name="T30">умножения</text:span></text:p>
      <text:p text:style-name="P10"><text:span text:style-name="T22">for (int row = 0; row &lt; numRows; ++row)</text:span></text:p>
      <text:p text:style-name="P10"><text:span text:style-name="T22"><text:tab/>for (int col = 0; col &lt; numCols; ++col)</text:span></text:p>
      <text:p text:style-name="P10"><text:span text:style-name="T22"><text:tab/><text:tab/>product[row][col] = row * col;</text:span></text:p>
      <text:p text:style-name="P10"><text:span text:style-name="T22"><text:s/></text:span></text:p>
      <text:p text:style-name="P9"/>
      <text:p text:style-name="P11"><text:span text:style-name="T29">// </text:span><text:span text:style-name="T30">Выводим</text:span><text:span text:style-name="T29"> </text:span><text:span text:style-name="T30">таблицу</text:span><text:span text:style-name="T29"> </text:span><text:span text:style-name="T30">умножения</text:span></text:p>
      <text:p text:style-name="P10"><text:span text:style-name="T22">for (int row = 1; row &lt; numRows; ++row){</text:span></text:p>
      <text:p text:style-name="P10"><text:span text:style-name="T22">for (int col = 1; col &lt; numCols; ++col)</text:span></text:p>
      <text:p text:style-name="P10"><text:span text:style-name="T22">std::cout &lt;&lt; product[row][col] &lt;&lt; "\t";</text:span></text:p>
      <text:p text:style-name="P10"><text:span text:style-name="T22"><text:s/></text:span></text:p>
      <text:p text:style-name="P10"><text:span text:style-name="T22">std::cout &lt;&lt; '\n';</text:span></text:p>
      <text:p text:style-name="P10"><text:span text:style-name="T22">}</text:span></text:p>
      <text:p text:style-name="P10"><text:span text:style-name="T22"><text:s/></text:span></text:p>
      <text:p text:style-name="P10"><text:span text:style-name="T22"><text:tab/>return 0;</text:span></text:p>
      <text:p text:style-name="P10"><text:span text:style-name="T23">}</text:span></text:p>
      <text:h text:style-name="P1" text:outline-level="2"><text:soft-page-break/><text:span text:style-name="T8">Иногда внешние отличия весьма незначительны. К примеру С-строка — это одномерный массив элементов типа char, заканчивающийся нулевым байтом. </text:span></text:h>
      <text:h text:style-name="P1" text:outline-level="2"><text:span text:style-name="T8">char month[12][10] = { </text:span></text:h>
      <text:h text:style-name="P1" text:outline-level="2"><text:span text:style-name="T8"><text:s text:c="4"/>"January", "February", "March", </text:span></text:h>
      <text:h text:style-name="P1" text:outline-level="2"><text:span text:style-name="T8"><text:s text:c="4"/></text:span><text:span text:style-name="T9">"April", "May", "June", </text:span></text:h>
      <text:h text:style-name="P1" text:outline-level="2"><text:span text:style-name="T9"><text:s text:c="4"/>"July", "August", "September", </text:span></text:h>
      <text:h text:style-name="P1" text:outline-level="2"><text:span text:style-name="T9"><text:s text:c="4"/></text:span><text:span text:style-name="T8">"October", "November", "December" </text:span></text:h>
      <text:h text:style-name="P1" text:outline-level="2"><text:span text:style-name="T8">};</text:span><text:bookmark text:name="_GoBack"/></text:h>
      <text:p text:style-name="P6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crayon-t" style:family="text" style:parent-style-name="Default_20_Paragraph_20_Font"/>
    <style:style style:name="crayon-h" style:family="text" style:parent-style-name="Default_20_Paragraph_20_Font"/>
    <style:style style:name="crayon-sy" style:family="text" style:parent-style-name="Default_20_Paragraph_20_Font"/>
    <style:style style:name="crayon-cn" style:family="text" style:parent-style-name="Default_20_Paragraph_20_Font"/>
    <style:style style:name="crayon-o" style:family="text" style:parent-style-name="Default_20_Paragraph_20_Font"/>
    <style:style style:name="crayon-c" style:family="text" style:parent-style-name="Default_20_Paragraph_20_Font"/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crayon-p" style:family="text" style:parent-style-name="Default_20_Paragraph_20_Font"/>
    <style:style style:name="crayon-e" style:family="text" style:parent-style-name="Default_20_Paragraph_20_Font"/>
    <style:style style:name="crayon-m" style:family="text" style:parent-style-name="Default_20_Paragraph_20_Font"/>
    <style:style style:name="crayon-v" style:family="text" style:parent-style-name="Default_20_Paragraph_20_Font"/>
    <style:style style:name="crayon-st" style:family="text" style:parent-style-name="Default_20_Paragraph_20_Font"/>
    <style:style style:name="crayon-s" style:family="text" style:parent-style-name="Default_20_Paragraph_20_Font"/>
    <style:style style:name="hljs-keyword" style:family="text" style:parent-style-name="Default_20_Paragraph_20_Font"/>
    <style:style style:name="hljs-numbe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Peter</meta:initial-creator>
    <meta:editing-cycles>21</meta:editing-cycles>
    <meta:creation-date>2020-06-22T15:46:00</meta:creation-date>
    <dc:date>2020-06-22T20:48:32.905076778</dc:date>
    <meta:editing-duration>PT42M34S</meta:editing-duration>
    <meta:generator>LibreOffice/6.3.5.2$Linux_X86_64 LibreOffice_project/30$Build-2</meta:generator>
    <meta:document-statistic meta:table-count="0" meta:image-count="0" meta:object-count="0" meta:page-count="3" meta:paragraph-count="62" meta:word-count="319" meta:character-count="1880" meta:non-whitespace-character-count="155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